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005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1.005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paragraph-properties fo:margin-left="-1.251cm" fo:margin-right="0cm" fo:text-align="start" style:justify-single-word="false" fo:text-indent="1.005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-1.251cm" fo:margin-right="0cm" fo:text-align="start" style:justify-single-word="false" fo:text-indent="1.005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26cm" fo:margin-right="0cm" fo:text-align="start" style:justify-single-word="false" fo:text-indent="1.005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-0.026cm" fo:margin-right="0cm" fo:text-align="start" style:justify-single-word="false" fo:text-indent="1.005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>
      <style:text-properties style:font-name="Courier New" fo:font-size="11pt" style:font-size-asian="11pt" style:font-size-complex="11pt"/>
    </style:style>
    <style:style style:name="P12" style:family="paragraph" style:parent-style-name="Standard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fo:color="#000000" style:font-name="Courier New" fo:font-weight="normal" style:font-weight-asian="normal" style:font-weight-complex="normal"/>
    </style:style>
    <style:style style:name="T7" style:family="text">
      <style:text-properties fo:color="#000000" style:font-name="Courier New" fo:language="none" fo:country="none"/>
    </style:style>
    <style:style style:name="T8" style:family="text">
      <style:text-properties fo:color="#000000" style:font-name="Courier New" fo:language="none" fo:country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cc" style:background-transparency="0%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stroke-linejoin="miter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Alg</text:p>
      <text:p text:style-name="P1"/>
      <text:p text:style-name="P2">W tym pliku znajdują się podstawowe informacje dotyczące implementacji programu.</text:p>
      <text:p text:style-name="P2"/>
      <text:p text:style-name="P3">Spis treści:</text:p>
      <text:list text:style-name="L1">
        <text:list-item>
          <text:list>
            <text:list-item>
              <text:p text:style-name="P4">Ogólna idea projektu</text:p>
            </text:list-item>
            <text:list-item>
              <text:p text:style-name="P4">Hierarchia klas algorytmów</text:p>
            </text:list-item>
            <text:list-item>
              <text:p text:style-name="P4">Opis „warstw abstrakcji”</text:p>
            </text:list-item>
            <text:list-item>
              <text:p text:style-name="P4">Krótki opis poszczególnych klas</text:p>
            </text:list-item>
            <text:list-item>
              <text:p text:style-name="P4">Krótki opis GLFramework</text:p>
            </text:list-item>
          </text:list>
        </text:list-item>
      </text:list>
      <text:p text:style-name="P5"/>
      <text:p text:style-name="P5"><text:tab/>Ogólna idea projektu:</text:p>
      <text:p text:style-name="P6"><text:s/><text:span text:style-name="T1"><text:tab/><text:tab/>Projekt ViAlg służy do wizualizacji algorytmów (w obecnej wersji są to tylko algorytmy sortujące). Podsystemem graficznym jest OpenGL działający pod kontrolą Win32Api. </text:span></text:p>
      <text:p text:style-name="P7"/>
      <text:p text:style-name="P8">Hierarchia klas algorytmów:</text:p>
      <text:p text:style-name="Standard"><draw:frame draw:style-name="fr1" draw:name="Ramka6" text:anchor-type="paragraph" svg:x="8.768cm" svg:y="3.323cm" svg:width="4.424cm" draw:z-index="3"><draw:text-box fo:min-height="0.631cm"><text:p text:style-name="P9">CShellSortAlgorithm</text:p></draw:text-box></draw:frame><draw:frame draw:style-name="fr1" draw:name="Ramka5" text:anchor-type="paragraph" svg:x="11.599cm" svg:y="2.344cm" svg:width="5.271cm" draw:z-index="0"><draw:text-box fo:min-height="0.684cm"><text:p text:style-name="P9">CInsertionSortAlgorithm</text:p></draw:text-box></draw:frame><draw:frame draw:style-name="fr1" draw:name="Ramka4" text:anchor-type="paragraph" svg:x="5.872cm" svg:y="2.291cm" svg:width="5.336cm" draw:z-index="5"><draw:text-box fo:min-height="0.737cm"><text:p text:style-name="P9">CSelectionSortAlgorithm</text:p></draw:text-box></draw:frame><draw:frame draw:style-name="fr1" draw:name="Ramka3" text:anchor-type="paragraph" svg:x="3.186cm" svg:y="3.35cm" svg:width="4.699cm" draw:z-index="1"><draw:text-box fo:min-height="0.684cm"><text:p text:style-name="P9">CShakerSortAlgorithm</text:p></draw:text-box></draw:frame><draw:frame draw:style-name="fr1" draw:name="Ramka2" text:anchor-type="paragraph" svg:x="0.487cm" svg:y="2.318cm" svg:width="4.699cm" draw:z-index="2"><draw:text-box fo:min-height="0.605cm"><text:p text:style-name="P9">CBubbleSortAlgorithm</text:p></draw:text-box></draw:frame><draw:frame draw:style-name="fr1" draw:name="Ramka1" text:anchor-type="paragraph" svg:x="6.509cm" svg:y="0.333cm" svg:width="2.552cm" draw:z-index="4"><draw:text-box fo:min-height="0.579cm"><text:p text:style-name="P9">CAlgorithm</text:p></draw:text-box></draw:frame><draw:path text:anchor-type="paragraph" draw:z-index="10" draw:style-name="gr1" draw:text-style-name="P10" svg:width="4.049cm" svg:height="1.641cm" svg:x="9.327cm" svg:y="0.467cm" svg:viewBox="0 0 4050 1642" svg:d="m0 0c529 102 1080 71 1614 159 314 51 600 65 900 79 287 12 543 171 820 238 328 81 550 327 714 582v291 265 26"><text:p/></draw:path><draw:path text:anchor-type="paragraph" draw:z-index="9" draw:style-name="gr2" draw:text-style-name="P10" svg:width="2.038cm" svg:height="2.329cm" svg:x="9.327cm" svg:y="0.706cm" svg:viewBox="0 0 2039 2330" svg:d="m0 0c259 123 545 97 820 159s595 28 820 264c219 230 341 535 344 847 2 273-40 552 53 820v238"><text:p/></draw:path><draw:path text:anchor-type="paragraph" draw:z-index="8" draw:style-name="gr2" draw:text-style-name="P10" svg:width="0.001cm" svg:height="0.821cm" svg:x="7.687cm" svg:y="1.129cm" svg:viewBox="0 0 2 822" svg:d="m0 0c0 272 0 547 0 820v0"><text:p/></draw:path><draw:path text:anchor-type="paragraph" draw:z-index="7" draw:style-name="gr2" draw:text-style-name="P10" svg:width="0.639cm" svg:height="1.8cm" svg:x="5.537cm" svg:y="1.076cm" svg:viewBox="0 0 640 1801" svg:d="m639 0c-325 155-336 519-477 794-123 240-177 520-158 794v211"><text:p/></draw:path><draw:path text:anchor-type="paragraph" draw:z-index="6" draw:style-name="gr2" draw:text-style-name="P10" svg:width="2.408cm" svg:height="1.255cm" svg:x="3.48cm" svg:y="0.711cm" svg:viewBox="0 0 2409 1256" svg:d="m2408 11c-275-2-552-24-820 0-339 42-630 277-847 529-210 243-348 577-662 714h-79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Każdy algorytm dziedziczy od klasy <text:span text:style-name="T2">Calgorithm. </text:span><text:span text:style-name="T1">Musi on implementować przynajmniej 3 metody wirtualne: </text:span><text:span text:style-name="T2">Init, Step </text:span><text:span text:style-name="T1">oraz </text:span><text:span text:style-name="T2">Stop.</text:span><text:span text:style-name="T1"> W metodzie </text:span><text:span text:style-name="T2">Step</text:span><text:span text:style-name="T1"> wykonywana jest tylko jedna instrukcja danego algorytmu, wszystko to jest zrobione po to aby umożliwić działania programu bez wprowadzania wielowątkowości. Dodaje to niestety pewną trudność przy implementacji takich algorytmów.</text:span></text:p>
      <text:p text:style-name="P12"/>
      <text:p text:style-name="P13">Opis „warstw abstrakcji”:</text:p>
      <text:p text:style-name="P12">Klasy zdefiniowane w projekcie zapewniają pewną abstrakcję pomiędzy sobą. Na początku są obiekty reprezentujące pewne algorytmy, one to korzystają z tak zwanych „wizualnych danych”, które są przekazywane do warstwy wyżej gdzie są odrysowywane. <text:span text:style-name="T2">CalgManager</text:span> zapewnia „środowisko pracy” dla danego algorytmu, a <text:span text:style-name="T2">CAVSystem</text:span> dba o wyświetlanie tych struktur. Widać więc pierwszą warstwę abstraksji – pomiędzy systemem rysującym a klasami algorytmów. Kolejną warstwę stanowi właściwy system graficzny którym w tym przypadku jest OpenGL + Win32Api zrealizowany w postaci Framework'a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Krótki opis poszczególnych klas:</text:p>
      <text:p text:style-name="Standard"><text:span text:style-name="T3">CAVSystem – </text:span><text:span text:style-name="T4">obiekt sterujący „wyświetlaniem” algorytmów, posiada metody służące do poprawnego renderowania diagramów reprezentujących algorytmy.</text:span></text:p>
      <text:p text:style-name="P13">CalgManager – <text:span text:style-name="T1">menadżer dla aktualnie wykonywanego algorytmu. Ten obiekt dostarcza „środowiska” w którym może działać algorytm. Zapewnia generację odpowiednich danych wejściowych, steruje jego działaniem i uaktualnia algorytm w odpowiednich odstępach czasu.</text:span></text:p>
      <text:p text:style-name="Standard"><text:span text:style-name="T3">CViData</text:span><text:span text:style-name="T4"> oraz </text:span><text:span text:style-name="T3">CviArray - </text:span><text:span text:style-name="T4"><text:s/>tzw. Wizualne dane. Są to kontenery opakowujące standardowe typy danych z STL'a ale dodające to funkcje, że dana struktura może być „narysowana” na ekranie. Jak narazie jest zdeklarowana tylko klasa </text:span><text:span text:style-name="T3">CviArray.</text:span></text:p>
      <text:p text:style-name="P13">Klasy algorytmów – <text:span text:style-name="T1">opisane w poprzednim paragrafie.</text:span></text:p>
      <text:p text:style-name="P12"/>
      <text:p text:style-name="P13">Krótki Opis GlFramework:</text:p>
      <text:p text:style-name="P14"><text:span text:style-name="T5">Aby stworzyć aplikację w Win32Api z wykorzystaniem OpenGL trzeba się niestety trochę natrudzić. Dużo kodu musi odpowiadać za poprawną inicjalizację i działania okna. Dodatkowo potrzeba kilku funkcji ułatwiających samą pracę z OpenGL'em jak choćby służące do wyświetlania tekstu, czy ładowania tekstur. Idea GlFramework to po prostu stworzenie tych wszystkich interfejsów, klas i funkcji które ułatwiają pisanie takich programów. Wzorowałem się tutaj w dużej mierze na tutorialach z </text:span><text:span text:style-name="T6">NeHe.gamedev.net oraz z książki: „</text:span><text:span text:style-name="T7">Focus on 3D Terrain Programming</text:span><text:span text:style-name="T8">”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initial-creator>Bartłomiej Filipek</meta:initial-creator>
    <meta:creation-date>2006-04-09T16:42:00</meta:creation-date>
    <dc:creator>Bartłomiej Filipek</dc:creator>
    <dc:date>2006-04-10T16:27:33</dc:date>
    <dc:language>pl-PL</dc:language>
    <meta:editing-cycles>7</meta:editing-cycles>
    <meta:editing-duration>PT1H24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357" meta:character-count="2812"/>
  </office:meta>
</office:document-meta>
</file>